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78cm" fo:min-width="2.028cm"/>
    </style:style>
    <style:style style:name="gr2" style:family="graphic" style:parent-style-name="standard">
      <style:graphic-properties draw:stroke="none" svg:stroke-color="#000000" draw:fill="none" draw:fill-color="#ffffff" fo:min-height="2.534cm"/>
    </style:style>
    <style:style style:name="gr3" style:family="graphic" style:parent-style-name="standard">
      <style:graphic-properties draw:fill="none" draw:fill-color="#fffbcc" draw:opacity="50%" draw:textarea-horizontal-align="justify" draw:textarea-vertical-align="middle" draw:auto-grow-height="false" fo:min-height="6.25cm" fo:min-width="12.2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548cm" fo:min-width="2.798cm"/>
    </style:style>
    <style:style style:name="gr8" style:family="graphic" style:parent-style-name="standard">
      <style:graphic-properties draw:textarea-horizontal-align="justify" draw:textarea-vertical-align="middle" draw:auto-grow-height="false" fo:min-height="2.278cm" fo:min-width="2.228cm"/>
    </style:style>
    <style:style style:name="gr9" style:family="graphic" style:parent-style-name="standard">
      <style:graphic-properties draw:textarea-horizontal-align="justify" draw:textarea-vertical-align="middle" draw:auto-grow-height="false" fo:min-height="2.548cm" fo:min-width="2.398cm"/>
    </style:style>
    <style:style style:name="gr10" style:family="graphic" style:parent-style-name="standard">
      <style:graphic-properties draw:stroke="none" svg:stroke-color="#000000" draw:fill="none" draw:fill-color="#ffffff" fo:min-height="1.69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bcc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3.4cm" svg:x="7.7cm" svg:y="10.6cm">
          <text:p text:style-name="P1"><text:span text:style-name="T1">User</text:span></text:p>
          <text:p text:style-name="P1"><text:span text:style-name="T1">Interface.R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8cm" svg:height="3.4cm" svg:x="15.4cm" svg:y="10.6cm">
          <text:p text:style-name="P1">Server.R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6cm" svg:height="2.784cm" svg:x="15.3cm" svg:y="14.216cm">
          <draw:text-box>
            <text:p>SHINY </text:p>
            <text:p>SERVER</text:p>
            <text:p/>
          </draw:text-box>
        </draw:frame>
        <draw:custom-shape draw:style-name="gr3" draw:text-style-name="P3" draw:layer="layout" svg:width="12.7cm" svg:height="6.5cm" svg:x="6.2cm" svg:y="9.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R Shiny Softwar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cm" svg:height="1.6cm" svg:x="1cm" svg:y="11.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4cm" svg:y1="11.3cm" svg:x2="7.7cm" svg:y2="11.6cm">
          <text:p text:style-name="P1">Views</text:p>
          <text:p text:style-name="P1"/>
        </draw:line>
        <draw:line draw:style-name="gr5" draw:text-style-name="P4" draw:layer="layout" svg:x1="2.1cm" svg:y1="13.2cm" svg:x2="7.9cm" svg:y2="13.3cm">
          <text:p text:style-name="P1">Filter,Sort,Interacts</text:p>
          <text:p text:style-name="P1"/>
          <text:p text:style-name="P1"/>
        </draw:line>
        <draw:line draw:style-name="gr5" draw:text-style-name="P4" draw:layer="layout" svg:x1="10cm" svg:y1="11.3cm" svg:x2="15.7cm" svg:y2="11.3cm">
          <text:p text:style-name="P1">Sends login info</text:p>
          <text:p text:style-name="P1"/>
        </draw:line>
        <draw:line draw:style-name="gr6" draw:text-style-name="P1" draw:layer="layout" svg:x1="9.9cm" svg:y1="13.1cm" svg:x2="15.7cm" svg:y2="13.1cm">
          <text:p text:style-name="P1">Reactive graphics</text:p>
          <text:p text:style-name="P1"/>
        </draw:line>
        <draw:custom-shape draw:style-name="gr7" draw:text-style-name="P1" draw:layer="layout" svg:width="3.6cm" svg:height="3.1cm" svg:x="7.4cm" svg:y="17.3cm">
          <text:p text:style-name="P1">Visualization</text:p>
          <text:p text:style-name="P1"/>
          <text:p text:style-name="P1">Network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cm" svg:height="2.8cm" svg:x="12.5cm" svg:y="17.1cm">
          <text:p text:style-name="P1">Static</text:p>
          <text:p text:style-name="P1">Dataset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2cm" svg:height="3.1cm" svg:x="6cm" svg:y="3.6cm">
          <text:p text:style-name="P1">Twitter Data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7.1cm" svg:y1="6.4cm" svg:x2="8.5cm" svg:y2="10.6cm">
          <text:p text:style-name="P1">Uses</text:p>
          <text:p text:style-name="P1"/>
        </draw:line>
        <draw:line draw:style-name="gr5" draw:text-style-name="P4" draw:layer="layout" svg:x1="8.6cm" svg:y1="13.9cm" svg:x2="9.3cm" svg:y2="17.6cm">
          <text:p text:style-name="P1">Creates</text:p>
          <text:p text:style-name="P1"/>
        </draw:line>
        <draw:line draw:style-name="gr5" draw:text-style-name="P4" draw:layer="layout" svg:x1="9.2cm" svg:y1="14cm" svg:x2="13.3cm" svg:y2="17.2cm">
          <text:p text:style-name="P1">Uses</text:p>
          <text:p text:style-name="P1"/>
        </draw:line>
        <draw:frame draw:style-name="gr10" draw:text-style-name="P2" draw:layer="layout" svg:width="17.2cm" svg:height="1.944cm" svg:x="2.1cm" svg:y="1.2cm">
          <draw:text-box>
            <text:p><text:span text:style-name="T3">SYSTEM ARCHITECTURE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8T06:49:57.169000000</dc:date>
    <meta:editing-duration>PT11H43M16S</meta:editing-duration>
    <meta:editing-cycles>1</meta:editing-cycles>
    <meta:document-statistic meta:object-count="16"/>
    <meta:generator>LibreOffice/6.0.1.1$Windows_X86_64 LibreOffice_project/60bfb1526849283ce2491346ed2aa51c465abfe6</meta:generator>
  </office:meta>
</office:document-meta>
</file>